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854cm" fo:margin-left="-0.191cm" fo:margin-right="2.387cm" fo:margin-top="0cm" fo:margin-bottom="0cm" table:align="margins" style:writing-mode="lr-tb"/>
    </style:style>
    <style:style style:name="Table1.A" style:family="table-column">
      <style:table-column-properties style:column-width="5.271cm" style:rel-column-width="2988*"/>
    </style:style>
    <style:style style:name="Table1.B" style:family="table-column">
      <style:table-column-properties style:column-width="11.583cm" style:rel-column-width="656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weight="bold" style:font-weight-asian="bold"/>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T1" style:family="text">
      <style:text-properties fo:font-weight="bold" style:font-weight-asian="bold"/>
    </style:style>
    <style:style style:name="T2" style:family="text">
      <style:text-properties style:text-position="super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JECT POSTMORTEM SUBMISSION FRIDAY 4</text:span><text:span text:style-name="T2">TH</text:span><text:span text:style-name="T1"> MAY 2018</text:span></text:p>
      <text:p text:style-name="Standard">Once you have made your final presentation WE NEED YOU TO SUBMIT THE FOLLOWING COMPONENTS UPLOADED TO A SEPERATELY LABELLED GITHUB FOLDER</text:p>
      <text:list xml:id="list5986173054806742654" text:style-name="WWNum1">
        <text:list-item>
          <text:p text:style-name="P4">A SINGLE PAGE OF A4 (MAXIMUM) WHICH LISTS THE OVERVIEW OF THE ASSETS YOU HAVE PRODUCED FOR THE PROJECT, WHETHER THEY HAVE MADE IT INTO THE FINAL GAME OR NOT. </text:p>
        </text:list-item>
        <text:list-item>
          <text:p text:style-name="P4">A COMPLETED REVIEW OF THE PROJECT <text:span text:style-name="T1">USING THE TEMPLATE PROVIDED BELOW</text:span>. <text:s/>PLEASE REMEMBER THAT THE MORE DETAIL YOU ADD TO THIS COMPONENT THE EASIER IT IS FOR US TO JUDGE YOUR WORK. SO AVOID SINGLE LINES OF TEXT. <text:span text:style-name="T1">EXPLAIN WHAT YOU ME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T1">STUDENT NAME</text:span></text:p>
          </table:table-cell>
          <table:table-cell table:style-name="Table1.A1" office:value-type="string">
            <text:p text:style-name="P1">Douglas Simpson</text:p>
          </table:table-cell>
        </table:table-row>
        <table:table-row table:style-name="Table1.1">
          <table:table-cell table:style-name="Table1.A1" office:value-type="string">
            <text:p text:style-name="P1"><text:span text:style-name="T1">PROJECT NAME</text:span></text:p>
          </table:table-cell>
          <table:table-cell table:style-name="Table1.A1" office:value-type="string">
            <text:p text:style-name="P1">Monster Miner</text:p>
          </table:table-cell>
        </table:table-row>
        <table:table-row table:style-name="Table1.1">
          <table:table-cell table:style-name="Table1.A1" office:value-type="string">
            <text:p text:style-name="P1">What do you think went well on the project?</text:p>
          </table:table-cell>
          <table:table-cell table:style-name="Table1.A1" office:value-type="string">
            <text:p text:style-name="P1">The project has been well managed throughout, with tasks being clear and well scheduled. We've responded well to the play testing and other feedback, adding or clarifying features to make it easier for the players to understand and play the game. The art has also been well refined from the original versions, with details that would've been unnecessary cut down heavily, again thanks to the feedback received.</text:p>
            <text:p text:style-name="P1"/>
          </table:table-cell>
        </table:table-row>
        <table:table-row table:style-name="Table1.1">
          <table:table-cell table:style-name="Table1.A1" office:value-type="string">
            <text:p text:style-name="P1">What do you think needed improvement on the project?</text:p>
          </table:table-cell>
          <table:table-cell table:style-name="Table1.A1" office:value-type="string">
            <text:p text:style-name="P1">The game's direction has sometimes been unclear throughout development. While I do not think the changes from the original plan were a bad idea, there have been disagreements on what the game needed at times. <text:s/>A better long term plan for the direction the game was going to take would likely have benefited it.</text:p>
            <text:p text:style-name="P1"/>
            <text:p text:style-name="P1">While cutting down the art to a low poly style has certainly been a good move, it did use up a lot of development time. Some of the art has been completely remade up to four times, using a considerable amount of development time that would’ve gone to use elsewhere. <text:s/></text:p>
            <text:p text:style-name="P1"/>
            <text:p text:style-name="P1">There's also a lot of features that were planned to be in the game, but never made it to implementation. The higher tier buildings that would have done a lot to extend the game's play-time while allowing players more options for town buildings had their models completed but simply never made it into the game due to time constraints. </text:p>
            <text:p text:style-name="P1"/>
            <text:p text:style-name="P1">Animation was another feature that would have done a lot to make it clearer what the dinosaurs were doing (something that often came up in testing), and a lot of the ground work was there-the models were fully rigged, and one of the revisions to the designs of the dinosaurs had been to unify their skeletons to allow them to share animations. But, again thanks to time, they were never implemented either.</text:p>
            <text:p text:style-name="P1"/>
            <text:p text:style-name="P1">The game still lacks a full tutorial and this might be its biggest flaw. Play testing constantly showed that people could not figure out the game on their own. Now, the other changes made helped, some aspects did become clearer as development went on but the game really did need some time being put into setting up a dedicated tutorial, and once again due to time, it never happened. </text:p>
            <text:p text:style-name="P1"/>
            <text:p text:style-name="P1">There was also a strange perception that the game was not a real time <text:soft-page-break/>strategy game early on. Certain mechanics were implemented in a way that went against the traditional RTS methods. However, play testing showed that many, even those who don't usually play games would initially try to control the game via methods similar to what most RTS's would use (such as attempting to send hunters out to fight by selecting them then clicking on a dinosaur, when the actual method for doing so was different). <text:s/>While the methods used were based on other successful games and clearly can work, for whatever reason it did not appear to work for our game. It's possible that the addition of a tutorial would have helped here but since there isn't one, I cannot say for sure.</text:p>
            <text:p text:style-name="P1"/>
          </table:table-cell>
        </table:table-row>
        <table:table-row table:style-name="Table1.1">
          <table:table-cell table:style-name="Table1.A1" office:value-type="string">
            <text:p text:style-name="P1">What do you think of your own contribution to the project?</text:p>
          </table:table-cell>
          <table:table-cell table:style-name="Table1.A1" office:value-type="string">
            <text:p text:style-name="P1">My main contributions to this project was the non UI artwork and a large chunk of the play testing/game play balancing. I feel fairly safe in saying that both have been meaningful contributions. There has been pretty positive feedback in play testing for the artwork, people like the style and found the hunters and dinosaurs cute. Now, I have taken into account feedback from other group members for the designs and made according changes but it was ultimately mostly left up to my own judgment when creating the artwork. All required art for the game has been completed and the dinosaurs were as stated above, even ready for animation had the time come to do so. </text:p>
            <text:p text:style-name="P1"/>
            <text:p text:style-name="P1">As for the play testing, many of the changes to the game have been made as a result of the feedback I received, and I've helped filter out the most important issues from the feedback itself, so I've definitely helped push the game towards a better state. This has also been accomplished via adjusting the balance of the game's statistics, the health of dinosaurs, the cost of buildings and the like which I was also in charge of. I'd like to think I've helped to keep the game balanced via doing so but it's often been hard to tell in the feedback how well this has worked. This is mostly down to bugs that have plagued the game during testing. Players did not really get to test these aspects due to, for one example that we had for a while, <text:s/>overaggressive dinosaurs eating all their villagers before they could hunt anything and other bugs that had to be ironed out first.</text:p>
            <text:p text:style-name="P1"/>
          </table:table-cell>
        </table:table-row>
        <table:table-row table:style-name="Table1.1">
          <table:table-cell table:style-name="Table1.A1" office:value-type="string">
            <text:p text:style-name="P1"><text:span text:style-name="T1">OVERVIEW</text:span></text:p>
          </table:table-cell>
          <table:table-cell table:style-name="Table1.A1" office:value-type="string">
            <text:p text:style-name="P1"/>
          </table:table-cell>
        </table:table-row>
        <table:table-row table:style-name="Table1.1">
          <table:table-cell table:style-name="Table1.A1" office:value-type="string">
            <text:p text:style-name="P1"><text:span text:style-name="T1">Thinking about the project you have worked on this year, what are the important lessons that you will take away from the experience for your next group project?</text:span></text:p>
            <text:p text:style-name="P2"/>
            <text:p text:style-name="P2"/>
          </table:table-cell>
          <table:table-cell table:style-name="Table1.A1" office:value-type="string">
            <text:p text:style-name="P1">I think the main problem with this project was the amount of cutting back we did, after work had already been done. I had to make a lot of the art multiple times since non of us were entirely sure of what the style of the game would be and exactly how everything would work. Spending a little more time early on to lock that down would have gone a long way to helping the project.</text:p>
            <text:p text:style-name="P1"/>
            <text:p text:style-name="P1">There was also the many systems that didn't quite work or never made it in, further planning of exactly how all systems would work and interact would likely have helped as well. And, I definitely learned that games need tutorials-clearly you cannot expect players to work it all out themselves.</text:p>
          </table:table-cell>
        </table:table-row>
      </table:table>
      <text:p text:style-name="Standard"/>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mes</meta:initial-creator>
    <dc:creator>Douglas Simpson</dc:creator>
    <meta:editing-cycles>18</meta:editing-cycles>
    <meta:creation-date>2016-09-08T14:01:00</meta:creation-date>
    <dc:date>2018-04-30T15:34:15.79</dc:date>
    <meta:editing-duration>PT3H59S</meta:editing-duration>
    <meta:generator>OpenOffice/4.1.0$Win32 OpenOffice.org_project/410m18$Build-9764</meta:generator>
    <meta:document-statistic meta:table-count="1" meta:image-count="0" meta:object-count="0" meta:page-count="2" meta:paragraph-count="24" meta:word-count="1078" meta:character-count="6041"/>
    <meta:user-defined meta:name="AppVersion">12.0000</meta:user-defined>
    <meta:user-defined meta:name="Company">University Campus Suffol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